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start" style:justify-single-word="false"/>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thèse : ''Casquettes et képis : une histoire de médiation''</text:p>
      <text:p text:style-name="P1"/>
      <text:p text:style-name="P2"/>
      <text:p text:style-name="P2"/>
      <text:p text:style-name="P2">L'article parle du conflit entre les forces de l'ordre et les jeunes, en effet les relations sont difficiles entre les deux groupes, le dialogue est rompu entre eux.</text:p>
      <text:p text:style-name="P2">Pour plusieurs raisons, premièrement la dégradation de l'image des forces de sécurité auprès de la population, en effet, les policiers ne sont pas assez formés, de plus on note la répétitions de violences policières, insultes, contrôle répétés et souvent au faciès auprès des jeunes de cité...Les jeunes sont traités en ennemis, ce qui nourris la culture anti-flic présente dès le plus jeune âge. </text:p>
      <text:p text:style-name="P2"/>
      <text:p text:style-name="P2">Deuxièmement, la mutation politique de Nicolas Sarkozy en 2003 a envenimé les relations. Celui-ci a supprimé la police de proximité, on délaisse le côté social et on se concentre sur <text:s/>le maintient de l'ordre, la seule préoccupation.</text:p>
      <text:p text:style-name="P2"/>
      <text:p text:style-name="P2">Cette situation est subites par les policiers comme par les jeunes, les deux groupes manifestent une envie de changer, car <text:s/>les deux groupes sont en souffrance. </text:p>
      <text:p text:style-name="P2">Pour remédier à <text:s/>cette rupture, plusieurs initiatives ont été mises en place pour arranger les relations, comme confronter les 2 groupes dans un espace où l'échange prime, afin que chacun puisse s'exprimer sur son ressenti et échanger afin de partager mais surtout se mettre d'accord ensemble sur des solutions. On met en place aussi des ateliers sports, afin de régler les griefs sur un ring ou un tatami, organiser des débats dans les écoles pou ôter des enfants l'image qu'ils ont des forces de l'ordre, et les inciter à rejoindre les ra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eva lesaffre</meta:initial-creator>
    <meta:creation-date>2020-10-21T12:49:03.80</meta:creation-date>
    <meta:document-statistic meta:table-count="0" meta:image-count="0" meta:object-count="0" meta:page-count="1" meta:paragraph-count="6" meta:word-count="256" meta:character-count="1561"/>
    <dc:date>2020-10-21T13:31:45.71</dc:date>
    <dc:creator>maeva lesaffre</dc:creator>
    <meta:editing-duration>PT9M11S</meta:editing-duration>
    <meta:editing-cycles>1</meta:editing-cycles>
    <meta:generator>OpenOffice/4.1.5$Win32 OpenOffice.org_project/415m1$Build-9789</meta:generator>
  </office:meta>
</office:document-meta>
</file>